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2cm"/>
    </style:style>
    <style:style style:name="co2" style:family="table-column">
      <style:table-column-properties fo:break-before="auto" style:column-width="10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0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2.133cm" fo:break-before="auto" style:use-optimal-row-height="true"/>
    </style:style>
    <style:style style:name="ro5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ch bin gerade dabei, mir einen Kaffee zu machen.</text:p>
          </table:table-cell>
          <table:table-cell table:style-name="Default" office:value-type="string" calcext:value-type="string">
            <text:p>Ich mache mir einen Kaffe</text:p>
          </table:table-cell>
        </table:table-row>
        <table:table-row table:style-name="ro1">
          <table:table-cell table:style-name="Default" office:value-type="string" calcext:value-type="string">
            <text:p>Wir haben beschlossen, morgen in die Stadt zu gehen.</text:p>
          </table:table-cell>
          <table:table-cell table:style-name="Default" office:value-type="string" calcext:value-type="string">
            <text:p>Wir wollen morgen in die Stadt gehen.</text:p>
          </table:table-cell>
        </table:table-row>
        <table:table-row table:style-name="ro1">
          <table:table-cell table:style-name="Default" office:value-type="string" calcext:value-type="string">
            <text:p>Er hat sich entschieden, nicht mit uns zu kommen.</text:p>
          </table:table-cell>
          <table:table-cell table:style-name="Default" office:value-type="string" calcext:value-type="string">
            <text:p>Er wollte nicht kommen.</text:p>
          </table:table-cell>
        </table:table-row>
        <table:table-row table:style-name="ro1">
          <table:table-cell table:style-name="Default" office:value-type="string" calcext:value-type="string">
            <text:p>Sie ist die beste Freundin, die ich je hatte.</text:p>
          </table:table-cell>
          <table:table-cell table:style-name="Default" office:value-type="string" calcext:value-type="string">
            <text:p>Sie ist meine beste Freundin.</text:p>
          </table:table-cell>
        </table:table-row>
        <table:table-row table:style-name="ro1">
          <table:table-cell table:style-name="Default" office:value-type="string" calcext:value-type="string">
            <text:p>Er ist sehr nett, aber ich kann ihn nicht ausstehen.</text:p>
          </table:table-cell>
          <table:table-cell table:style-name="Default" office:value-type="string" calcext:value-type="string">
            <text:p>Er ist sehr nett, aber ich mag ihn nicht.</text:p>
          </table:table-cell>
        </table:table-row>
        <table:table-row table:style-name="ro1">
          <table:table-cell table:style-name="Default" office:value-type="string" calcext:value-type="string">
            <text:p>Ich verstehe nicht, warum du so wütend bist.</text:p>
          </table:table-cell>
          <table:table-cell table:style-name="Default" office:value-type="string" calcext:value-type="string">
            <text:p>Ich weiß nicht, warum du so verärgert bist</text:p>
          </table:table-cell>
        </table:table-row>
        <table:table-row table:style-name="ro2">
          <table:table-cell office:value-type="string" calcext:value-type="string">
            <text:p>Ich bin gerne hier. Es ist schön, die Natur zu sehen und die frische Luft einzuatmen. Ich fühle mich frei und entspannt.</text:p>
          </table:table-cell>
          <table:table-cell office:value-type="string" calcext:value-type="string">
            <text:p>Ich mag hier zu sein. Die Natur ist sehr schön und die Luft ist sehr frisch. Ich fühle keine Probleme hier. Ich fühle mich auch frei.</text:p>
          </table:table-cell>
        </table:table-row>
        <table:table-row table:style-name="ro3">
          <table:table-cell office:value-type="string" calcext:value-type="string">
            <text:p>Er betätigte sich auch auf dem Gebiet der Theologie und trat mit einem unkonventionellen theologischen Konzept hervor.</text:p>
          </table:table-cell>
          <table:table-cell office:value-type="string" calcext:value-type="string">
            <text:p>Er interessierte sich für Theologie und erstellte einen neuen geistlichen Konzept.</text:p>
          </table:table-cell>
        </table:table-row>
        <table:table-row table:style-name="ro2">
          <table:table-cell office:value-type="string" calcext:value-type="string">
            <text:p>Nach dem Tod seiner ersten Frau heiratete er im Jahre 1856 die Schriftstellerin und Journalistin Ernestine von le Fort. Aus dieser Ehe gingen zwei Söhne hervor.</text:p>
          </table:table-cell>
          <table:table-cell office:value-type="string" calcext:value-type="string">
            <text:p>Nach dem Tod seiner ersten Frau heiratete er die Schriftstellerin und Journalistin Ernestine von le Fort im Jahr 1856. Sie hatten zwei Söhne.</text:p>
          </table:table-cell>
        </table:table-row>
        <table:table-row table:style-name="ro3">
          <table:table-cell office:value-type="string" calcext:value-type="string">
            <text:p>1864 zog er mit seiner Familie nach Berlin, wo er bis zu seinem Tod wohnte.</text:p>
          </table:table-cell>
          <table:table-cell office:value-type="string" calcext:value-type="string">
            <text:p>Er wohnte seit 1864 mit seiner Familie in Berlin. Da ist er gestorben.</text:p>
          </table:table-cell>
        </table:table-row>
        <table:table-row table:style-name="ro3">
          <table:table-cell office:value-type="string" calcext:value-type="string">
            <text:p>Dort arbeitete er als Journalist und Herausgeber verschiedener Zeitschriften, unter anderem der „Gartenlaube“.</text:p>
          </table:table-cell>
          <table:table-cell table:style-name="ce4" office:value-type="string" calcext:value-type="string">
            <text:p>Er war ein Journalist und Editor für viele Zeitschriften. Er arbeitete für die Zeitschrift “Gartenlaube”</text:p>
          </table:table-cell>
        </table:table-row>
        <table:table-row table:style-name="ro3">
          <table:table-cell office:value-type="string" calcext:value-type="string">
            <text:p>Ernst Theodor Amadeus Hoffmann starb am 25. Juni 1822 in Berlin an einem Schlaganfall.</text:p>
          </table:table-cell>
          <table:table-cell office:value-type="string" calcext:value-type="string">
            <text:p>Ernst Theodor Amadeus Hoffmann wurde am 25. Juni 1822 in Berlin bis zum Tod geschlagen.</text:p>
          </table:table-cell>
        </table:table-row>
        <table:table-row table:style-name="ro2">
          <table:table-cell office:value-type="string" calcext:value-type="string">
            <text:p>Als Steuer (früher auch Taxe) wird eine Geldleistung ohne Anspruch auf individuelle Gegenleistung bezeichnet, die von einer öffentlichen oder privaten Institution erhoben wird.</text:p>
          </table:table-cell>
          <table:table-cell office:value-type="string" calcext:value-type="string">
            <text:p>Steuern sind Geld, das einer Institution gezahlt werden, ohne dass man etwas dafür erwartet.</text:p>
          </table:table-cell>
        </table:table-row>
        <table:table-row table:style-name="ro2">
          <table:table-cell office:value-type="string" calcext:value-type="string">
            <text:p>Die Steuer ist eine Abgabe, die vom Staat zur Finanzierung seiner Aufgaben erhoben wird. Die Steuerpflichtigen sind verpflichtet, die Steuer zu entrichten.</text:p>
          </table:table-cell>
          <table:table-cell office:value-type="string" calcext:value-type="string">
            <text:p>Die Steuer ist Geld, das man für Aufgaben des Staates zahlt. Die Personen die Arbeiten müssen Steuern zahlen.</text:p>
          </table:table-cell>
        </table:table-row>
        <table:table-row table:style-name="ro4">
          <table:table-cell table:style-name="ce3" office:value-type="string" calcext:value-type="string">
            <text:p>Steuern werden in Deutschland aufgrund des Grunderwerbsteuergesetzes (GrEStG), des Erbschaftsteuer- und Schenkungssteuergesetzes (ErbStG), des Gewerbesteuergesetzes (GewStG), des Umsatzsteuergesetzes (UStG) sowie weiterer steuerrechtlicher Vorschriften erhoben. </text:p>
          </table:table-cell>
          <table:table-cell office:value-type="string" calcext:value-type="string">
            <text:p><text:span text:style-name="T1">Die Steuern die man zahlt, hängen von </text:span><text:span text:style-name="T2">Grunderwerbsteuergesetzes (GrEStG), des Erbschaftsteuer- und Schenkungssteuergesetzes (ErbStG), des Gewerbesteuergesetzes (GewStG), des Umsatzsteuergesetzes (UstG) und weitere Regeln.</text:span></text:p>
          </table:table-cell>
        </table:table-row>
        <table:table-row table:style-name="ro5">
          <table:table-cell office:value-type="string" calcext:value-type="string">
            <text:p>Nach dem Steuerrecht in Deutschland ist eine Steuer eine Abgabe, die von Inländern oder ausländischen Personen erhoben wird. Sie dient der Erzielung von Einnahmen zur Finanzierung öffentlicher Aufgaben.</text:p>
          </table:table-cell>
          <table:table-cell office:value-type="string" calcext:value-type="string">
            <text:p>Eine Steuer ist eine Gebühr, die von Menschen verlangt wird, die in einem bestimmten Land leben oder von Ausländern. Sie wird verwendet, um Geld für öffentliche Aufgaben zu sammeln.</text:p>
          </table:table-cell>
        </table:table-row>
        <table:table-row table:style-name="ro3">
          <table:table-cell office:value-type="string" calcext:value-type="string">
            <text:p>Steuern werden im allgemeinen Sprachgebrauch auch als „Abgaben“ bezeichnet.</text:p>
          </table:table-cell>
          <table:table-cell office:value-type="string" calcext:value-type="string">
            <text:p>In allgemeinen, Menschen nennen Steuern "Gebühren" oder "Kosten.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0T22:33:28.503000000</dc:date>
    <meta:editing-duration>PT11H14M50S</meta:editing-duration>
    <meta:editing-cycles>21</meta:editing-cycles>
    <meta:generator>LibreOffice/7.2.5.2$Windows_X86_64 LibreOffice_project/499f9727c189e6ef3471021d6132d4c694f357e5</meta:generator>
    <meta:document-statistic meta:table-count="1" meta:cell-count="34" meta:object-count="0"/>
  </office:meta>
</office:document-meta>
</file>